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7.11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 355 82054</text:p>
          </table:table-cell>
          <table:table-cell office:value-type="string" calcext:value-type="string">
            <text:p>Gas MD 1304</text:p>
          </table:table-cell>
          <table:table-cell office:value-type="string" calcext:value-type="string">
            <text:p>Chișinău, Alecu Russo 11</text:p>
          </table:table-cell>
          <table:table-cell office:value-type="float" office:value="1003600153212" calcext:value-type="float">
            <text:p>1003600153212</text:p>
          </table:table-cell>
          <table:table-cell office:value-type="string" calcext:value-type="string">
            <text:p>IMSP AMT Riscani</text:p>
          </table:table-cell>
          <table:table-cell office:value-type="string" calcext:value-type="string">
            <text:p>Chișinău, Alecu Russo 11</text:p>
          </table:table-cell>
          <table:table-cell office:value-type="string" calcext:value-type="string">
            <text:p>wait</text:p>
          </table:table-cell>
        </table:table-row>
        <table:table-row table:style-name="ro2">
          <table:table-cell office:value-type="string" calcext:value-type="string">
            <text:p>00 355 82055</text:p>
          </table:table-cell>
          <table:table-cell office:value-type="string" calcext:value-type="string">
            <text:p>Gas MD 1305</text:p>
          </table:table-cell>
          <table:table-cell office:value-type="string" calcext:value-type="string">
            <text:p>Chișinău, Alecu Russo 11</text:p>
          </table:table-cell>
          <table:table-cell office:value-type="float" office:value="1003600153213" calcext:value-type="float">
            <text:p>1003600153213</text:p>
          </table:table-cell>
          <table:table-cell office:value-type="string" calcext:value-type="string">
            <text:p>IMSP AMT Riscani</text:p>
          </table:table-cell>
          <table:table-cell office:value-type="string" calcext:value-type="string">
            <text:p>Chișinău, Alecu Russo 11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00 355 82056</text:p>
          </table:table-cell>
          <table:table-cell office:value-type="string" calcext:value-type="string">
            <text:p>Gas MD 1306</text:p>
          </table:table-cell>
          <table:table-cell office:value-type="string" calcext:value-type="string">
            <text:p>Chișinău, Alecu Russo 11</text:p>
          </table:table-cell>
          <table:table-cell office:value-type="float" office:value="1003600153213" calcext:value-type="float">
            <text:p>1003600153213</text:p>
          </table:table-cell>
          <table:table-cell office:value-type="string" calcext:value-type="string">
            <text:p>IMSP AMT Riscani</text:p>
          </table:table-cell>
          <table:table-cell office:value-type="string" calcext:value-type="string">
            <text:p>Chișinău, Alecu Russo 11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10:13.924663561</meta:creation-date>
    <dc:date>2019-12-03T10:26:40.205124857</dc:date>
    <meta:editing-duration>PT5M56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